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6646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1.6972in"/>
    </style:style>
    <style:style style:name="co10" style:family="table-column">
      <style:table-column-properties fo:break-before="auto" style:column-width="0.9965in"/>
    </style:style>
    <style:style style:name="co11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size="10pt" fo:language="none" fo:country="none" style:font-name-asian="DejaVu Sans" style:font-size-asian="10pt" style:language-asian="none" style:country-asian="none" style:font-name-complex="Noto Sans Arabic" style:font-size-complex="10pt" style:language-complex="none" style:country-complex="none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in 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Special functions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Hexpansion pi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FP func</text:p>
          </table:table-cell>
          <table:table-cell table:number-columns-repeated="2"/>
          <table:table-cell office:value-type="string" calcext:value-type="string">
            <text:p>I2C Add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ext pullu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/>
          <table:table-cell office:value-type="string" calcext:value-type="string">
            <text:p>bus id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OP_HS4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_1</text:p>
          </table:table-cell>
          <table:table-cell office:value-type="string" calcext:value-type="string">
            <text:p>Tx_Faul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A2/A1/A0=H</text:p>
          </table:table-cell>
          <table:table-cell office:value-type="string" calcext:value-type="string">
            <text:p>May not be used by other devic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OP_HS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S_2</text:p>
          </table:table-cell>
          <table:table-cell office:value-type="string" calcext:value-type="string">
            <text:p>Tx_Disable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A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AD0=L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_HS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DA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B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AD0=H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_HS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L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AD0=L, AD1=H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_HS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duleDetect</text:p>
          </table:table-cell>
          <table:table-cell office:value-type="string" calcext:value-type="string">
            <text:p>Mod_AB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_HS4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S_3</text:p>
          </table:table-cell>
          <table:table-cell office:value-type="string" calcext:value-type="string">
            <text:p>RS0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OP_H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a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S_4</text:p>
          </table:table-cell>
          <table:table-cell office:value-type="string" calcext:value-type="string">
            <text:p>Rx_LO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SDO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OP_HS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S_5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SM6DS3TR-C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SDO=H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2C_RESE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t allowed on top board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requi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_HS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_1</text:p>
          </table:table-cell>
          <table:table-cell office:value-type="string" calcext:value-type="string">
            <text:p>RD-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hexpansion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prefer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_HS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S_2</text:p>
          </table:table-cell>
          <table:table-cell office:value-type="string" calcext:value-type="string">
            <text:p>RD+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hexpansion</text:p>
          </table:table-cell>
          <table:table-cell office:value-type="string" calcext:value-type="string">
            <text:p>M24C16-RMN6TP</text:p>
          </table:table-cell>
          <table:table-cell office:value-type="string" calcext:value-type="string">
            <text:p>0x50-0x57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llow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_HS3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_HS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E_HS3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_HS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E_HS4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S_3</text:p>
          </table:table-cell>
          <table:table-cell office:value-type="string" calcext:value-type="string">
            <text:p>TD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_HS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S_4</text:p>
          </table:table-cell>
          <table:table-cell office:value-type="string" calcext:value-type="string">
            <text:p>TD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B-</text:p>
          </table:table-cell>
          <table:table-cell/>
          <table:table-cell office:value-type="string" calcext:value-type="string">
            <text:p>USB-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B+</text:p>
          </table:table-cell>
          <table:table-cell/>
          <table:table-cell office:value-type="string" calcext:value-type="string">
            <text:p>USB+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LED_DATA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_H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C_HS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PC pins</text:p>
          </table:table-cell>
          <table:table-cell table:number-columns-repeated="4"/>
          <table:table-cell office:value-type="string" calcext:value-type="string">
            <text:p>SOICBITE p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B_HS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asebo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B_HS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B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B_HS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D_DAT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SB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B_HS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ck</text:p>
          </table:table-cell>
          <table:table-cell/>
          <table:table-cell office:value-type="string" calcext:value-type="string">
            <text:p>A_HS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SP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do</text:p>
          </table:table-cell>
          <table:table-cell/>
          <table:table-cell office:value-type="string" calcext:value-type="string">
            <text:p>A_HS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OOT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di</text:p>
          </table:table-cell>
          <table:table-cell/>
          <table:table-cell office:value-type="string" calcext:value-type="string">
            <text:p>A_HS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TN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SP_R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A_HS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TN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SP_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T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T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SDA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T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CL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T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_HS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_HS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5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_ACCEL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P_HS1</text:p>
          </table:table-cell>
          <table:table-cell office:value-type="string" calcext:value-type="string">
            <text:p>display_cl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P_HS2</text:p>
          </table:table-cell>
          <table:table-cell office:value-type="string" calcext:value-type="string">
            <text:p>display_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P_HS3</text:p>
          </table:table-cell>
          <table:table-cell office:value-type="string" calcext:value-type="string">
            <text:p>display_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3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P_HS4</text:p>
          </table:table-cell>
          <table:table-cell office:value-type="string" calcext:value-type="string">
            <text:p>display_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4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P_L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P_LS2</text:p>
          </table:table-cell>
          <table:table-cell office:value-type="string" calcext:value-type="string">
            <text:p>display_re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2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3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T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4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2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X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3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4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5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6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1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3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4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C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D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E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F</text:p>
          </table:table-cell>
          <table:table-cell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5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3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4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5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1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2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d_power_en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1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PMID_SW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USBSEL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2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3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4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5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A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B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res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art list and costings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at q3000</text:p>
          </table:table-cell>
          <table:table-cell office:value-type="string" calcext:value-type="string">
            <text:p>EC unit</text:p>
          </table:table-cell>
          <table:table-cell office:value-type="string" calcext:value-type="string">
            <text:p>EC tot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S3-PICO-1-N8R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formula="of:=[.E2]*[.F2]" office:value-type="float" office:value="3.4" calcext:value-type="float">
            <text:p>3.4</text:p>
          </table:table-cell>
          <table:table-cell table:formula="of:=[.G2]*3500" office:value-type="float" office:value="11900" calcext:value-type="float">
            <text:p>11900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<text:a xlink:href="https://www.digikey.de/en/products/detail/espressif-systems/ESP32-S3-PICO-1-N8R2/21264372" xlink:type="simple">https://www.digikey.de/en/products/detail/espressif-systems/ESP32-S3-PICO-1-N8R2/21264372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9523BT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/O exp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table:formula="of:=[.E3]*[.F3]" office:value-type="float" office:value="0.81" calcext:value-type="float">
            <text:p>0.81</text:p>
          </table:table-cell>
          <table:table-cell table:formula="of:=[.G3]*3500" office:value-type="float" office:value="2835" calcext:value-type="float">
            <text:p>283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a xlink:href="https://www.lcsc.com/product-detail/I-O-Expanders_AWINIC-Shanghai-Awinic-Tech-AW9523BTQR_C148077.html" xlink:type="simple">https://www.lcsc.com/product-detail/I-O-Expanders_AWINIC-Shanghai-Awinic-Tech-AW9523BTQR_C148077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2c mux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E4]*[.F4]" office:value-type="float" office:value="0.26" calcext:value-type="float">
            <text:p>0.26</text:p>
          </table:table-cell>
          <table:table-cell table:formula="of:=[.G4]*3500" office:value-type="float" office:value="910" calcext:value-type="float">
            <text:p>910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<text:a xlink:href="https://www.lcsc.com/product-detail/Signal-Switches-Encoders-Decoders-Multiplexers_Texas-Instruments-TCA9548APWR_C130026.html" xlink:type="simple">https://www.lcsc.com/product-detail/Signal-Switches-Encoders-Decoders-Multiplexers_Texas-Instruments-TCA9548APWR_C130026.html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MIC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table:formula="of:=[.E5]*[.F5]" office:value-type="float" office:value="0.57" calcext:value-type="float">
            <text:p>0.57</text:p>
          </table:table-cell>
          <table:table-cell table:formula="of:=[.G5]*3500" office:value-type="float" office:value="1995" calcext:value-type="float">
            <text:p>1995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<text:a xlink:href="https://www.lcsc.com/product-detail/span-style-background-color-ff0-Battery-span-Management-ICs_Texas-Instruments-BQ25895RTWR_C80200.html" xlink:type="simple">https://www.lcsc.com/product-detail/span-style-background-color-ff0-Battery-span-Management-ICs_Texas-Instruments-BQ25895RTWR_C80200.htm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-C 16P CB1.6 0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-C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E6]*[.F6]" office:value-type="float" office:value="0.08" calcext:value-type="float">
            <text:p>0.08</text:p>
          </table:table-cell>
          <table:table-cell table:formula="of:=[.G6]*3500" office:value-type="float" office:value="280" calcext:value-type="float">
            <text:p>280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<text:a xlink:href="https://www.lcsc.com/product-detail/USB-Connectors_SHOU-HAN-TYPE-C-16P-CB1-6-073_C2906290.html" xlink:type="simple">https://www.lcsc.com/product-detail/USB-Connectors_SHOU-HAN-TYPE-C-16P-CB1-6-073_C2906290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S24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tch</text:p>
          </table:table-cell>
          <table:table-cell office:value-type="float" office:value="9" calcext:value-type="float">
            <text:p>9</text:p>
          </table:table-cell>
          <table:table-cell office:value-type="float" office:value="0.011" calcext:value-type="float">
            <text:p>0.011</text:p>
          </table:table-cell>
          <table:table-cell table:formula="of:=[.E7]*[.F7]" office:value-type="float" office:value="0.099" calcext:value-type="float">
            <text:p>0.099</text:p>
          </table:table-cell>
          <table:table-cell table:formula="of:=[.G7]*3500" office:value-type="float" office:value="346.5" calcext:value-type="float">
            <text:p>346.5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<text:a xlink:href="https://www.lcsc.com/product-detail/Tactile-Switches_SHOU-HAN-TS24CA_C393942.html" xlink:type="simple">https://www.lcsc.com/product-detail/Tactile-Switches_SHOU-HAN-TS24CA_C393942.html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T97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ad switch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formula="of:=[.E8]*[.F8]" office:value-type="float" office:value="0.24" calcext:value-type="float">
            <text:p>0.24</text:p>
          </table:table-cell>
          <table:table-cell table:formula="of:=[.G8]*3500" office:value-type="float" office:value="840" calcext:value-type="float">
            <text:p>840</text:p>
          </table:table-cell>
          <table:table-cell office:value-type="float" office:value="116000" calcext:value-type="float">
            <text:p>116000</text:p>
          </table:table-cell>
          <table:table-cell office:value-type="string" calcext:value-type="string">
            <text:p><text:a xlink:href="https://www.lcsc.com/product-detail/Power-Distribution-Switches_XI-AN-Aerosemi-Tech-MT9700_C89855.html" xlink:type="simple">https://www.lcsc.com/product-detail/Power-Distribution-Switches_XI-AN-Aerosemi-Tech-MT9700_C89855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TSO2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2x3</text:p>
          </table:table-cell>
          <table:table-cell office:value-type="float" office:value="12" calcext:value-type="float">
            <text:p>12</text:p>
          </table:table-cell>
          <table:table-cell office:value-type="float" office:value="0.055" calcext:value-type="float">
            <text:p>0.055</text:p>
          </table:table-cell>
          <table:table-cell table:formula="of:=[.E9]*[.F9]" office:value-type="float" office:value="0.66" calcext:value-type="float">
            <text:p>0.66</text:p>
          </table:table-cell>
          <table:table-cell table:formula="of:=[.G9]*3500" office:value-type="float" office:value="2310" calcext:value-type="float">
            <text:p>2310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<text:a xlink:href="https://www.lcsc.com/product-detail/SMD-round-nut_Sinhoo-SMTSO2030CTJ_C2915627.html" xlink:type="simple">https://www.lcsc.com/product-detail/SMD-round-nut_Sinhoo-SMTSO2030CTJ_C2915627.html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TSO3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3x3</text:p>
          </table:table-cell>
          <table:table-cell office:value-type="float" office:value="6" calcext:value-type="float">
            <text:p>6</text:p>
          </table:table-cell>
          <table:table-cell office:value-type="float" office:value="0.055" calcext:value-type="float">
            <text:p>0.055</text:p>
          </table:table-cell>
          <table:table-cell table:formula="of:=[.E10]*[.F10]" office:value-type="float" office:value="0.33" calcext:value-type="float">
            <text:p>0.33</text:p>
          </table:table-cell>
          <table:table-cell table:formula="of:=[.G10]*3500" office:value-type="float" office:value="1155" calcext:value-type="float">
            <text:p>1155</text:p>
          </table:table-cell>
          <table:table-cell office:value-type="float" office:value="9715" calcext:value-type="float">
            <text:p>9715</text:p>
          </table:table-cell>
          <table:table-cell office:value-type="string" calcext:value-type="string">
            <text:p><text:a xlink:href="https://www.lcsc.com/product-detail/SMD-round-nut_Sinhoo-SMTSO3030CTJ_C2915308.html" xlink:type="simple">https://www.lcsc.com/product-detail/SMD-round-nut_Sinhoo-SMTSO3030CTJ_C2915308.ht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-SFP-20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FP conns</text:p>
          </table:table-cell>
          <table:table-cell office:value-type="float" office:value="6" calcext:value-type="float">
            <text:p>6</text:p>
          </table:table-cell>
          <table:table-cell office:value-type="float" office:value="0.215" calcext:value-type="float">
            <text:p>0.215</text:p>
          </table:table-cell>
          <table:table-cell table:formula="of:=[.E11]*[.F11]" office:value-type="float" office:value="1.29" calcext:value-type="float">
            <text:p>1.29</text:p>
          </table:table-cell>
          <table:table-cell table:formula="of:=[.G11]*3500" office:value-type="float" office:value="4515" calcext:value-type="float">
            <text:p>4515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<text:a xlink:href="https://www.lcsc.com/product-detail/Card-Edge-Connectors_HCTL-HC-SFP-20P_C2897291.html" xlink:type="simple">https://www.lcsc.com/product-detail/Card-Edge-Connectors_HCTL-HC-SFP-20P_C2897291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LV62595DM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C/DC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12]*[.F12]" office:value-type="float" office:value="0.18" calcext:value-type="float">
            <text:p>0.18</text:p>
          </table:table-cell>
          <table:table-cell table:formula="of:=[.G12]*3500" office:value-type="float" office:value="630" calcext:value-type="float">
            <text:p>630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<text:a xlink:href="https://www.lcsc.com/product-detail/DC-DC-Converters_Texas-Instruments-TLV62595DMQR_C3189969.html" xlink:type="simple">https://www.lcsc.com/product-detail/DC-DC-Converters_Texas-Instruments-TLV62595DMQR_C3189969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TC252010SR47MB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uctor DC/DC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table:formula="of:=[.E13]*[.F13]" office:value-type="float" office:value="0.022" calcext:value-type="float">
            <text:p>0.022</text:p>
          </table:table-cell>
          <table:table-cell table:formula="of:=[.G13]*3500" office:value-type="float" office:value="77" calcext:value-type="float">
            <text:p>77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<text:a xlink:href="https://www.lcsc.com/product-detail/Power-Inductors_cjiang-Changjiang-Microelectronics-Tech-FTC252010SR47MBCA_C5832354.html" xlink:type="simple">https://www.lcsc.com/product-detail/Power-Inductors_cjiang-Changjiang-Microelectronics-Tech-FTC252010SR47MBCA_C5832354.htm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K6805SIDE-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 side</text:p>
          </table:table-cell>
          <table:table-cell office:value-type="float" office:value="12" calcext:value-type="float">
            <text:p>12</text:p>
          </table:table-cell>
          <table:table-cell office:value-type="float" office:value="0.113" calcext:value-type="float">
            <text:p>0.113</text:p>
          </table:table-cell>
          <table:table-cell table:formula="of:=[.E14]*[.F14]" office:value-type="float" office:value="1.356" calcext:value-type="float">
            <text:p>1.356</text:p>
          </table:table-cell>
          <table:table-cell table:formula="of:=[.G14]*3500" office:value-type="float" office:value="4746" calcext:value-type="float">
            <text:p>4746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<text:a xlink:href="https://www.lcsc.com/product-detail/Light-Emitting-Diodes-LED_OPSCO-Optoelectronics-SK6805SIDE-S_C2909057.html" xlink:type="simple">https://www.lcsc.com/product-detail/Light-Emitting-Diodes-LED_OPSCO-Optoelectronics-SK6805SIDE-S_C2909057.htm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K6805MICRO-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table:formula="of:=[.E15]*[.F15]" office:value-type="float" office:value="0.63" calcext:value-type="float">
            <text:p>0.63</text:p>
          </table:table-cell>
          <table:table-cell table:formula="of:=[.G15]*3500" office:value-type="float" office:value="2205" calcext:value-type="float">
            <text:p>2205</text:p>
          </table:table-cell>
          <table:table-cell office:value-type="float" office:value="4290" calcext:value-type="float">
            <text:p>4290</text:p>
          </table:table-cell>
          <table:table-cell office:value-type="string" calcext:value-type="string">
            <text:p><text:a xlink:href="https://www.lcsc.com/product-detail/Light-Emitting-Diodes-LED_OPSCO-Optoelectronics-SK6805MICRO-J_C2909056.html" xlink:type="simple">https://www.lcsc.com/product-detail/Light-Emitting-Diodes-LED_OPSCO-Optoelectronics-SK6805MICRO-J_C2909056.html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2c eeprom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16]*[.F16]" office:value-type="float" office:value="0.08" calcext:value-type="float">
            <text:p>0.08</text:p>
          </table:table-cell>
          <table:table-cell table:formula="of:=[.G16]*3500" office:value-type="float" office:value="280" calcext:value-type="float">
            <text:p>28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www.lcsc.com/product-detail/EEPROM_Zetta-ZD24C64A-XGMT_C2875852.html" xlink:type="simple">https://www.lcsc.com/product-detail/EEPROM_Zetta-ZD24C64A-XGMT_C2875852.html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3*10+3mm standoff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  <table:table-cell table:formula="of:=[.E17]*[.F17]" office:value-type="float" office:value="0.126" calcext:value-type="float">
            <text:p>0.126</text:p>
          </table:table-cell>
          <table:table-cell table:formula="of:=[.G17]*3500" office:value-type="float" office:value="441" calcext:value-type="float">
            <text:p>441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<text:a xlink:href="https://www.lcsc.com/product-detail/Single-ended-hex-stud_Made-in-China-M3-10-3_C139813.html" xlink:type="simple">https://www.lcsc.com/product-detail/Single-ended-hex-stud_Made-in-China-M3-10-3_C139813.html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x6</text:p>
          </table:table-cell>
          <table:table-cell/>
          <table:table-cell office:value-type="string" calcext:value-type="string">
            <text:p>M3x6 screw</text:p>
          </table:table-cell>
          <table:table-cell office:value-type="float" office:value="6" calcext:value-type="float">
            <text:p>6</text:p>
          </table:table-cell>
          <table:table-cell office:value-type="float" office:value="0.0016" calcext:value-type="float">
            <text:p>0.0016</text:p>
          </table:table-cell>
          <table:table-cell table:formula="of:=[.E18]*[.F18]" office:value-type="float" office:value="0.0096" calcext:value-type="float">
            <text:p>0.0096</text:p>
          </table:table-cell>
          <table:table-cell table:formula="of:=[.G18]*3500" office:value-type="float" office:value="33.6" calcext:value-type="float">
            <text:p>33.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a xlink:href="https://www.lcsc.com/product-detail/phillips-pan-head-machine-screws_Made-in-China-3x6_C50053.html" xlink:type="simple">https://www.lcsc.com/product-detail/phillips-pan-head-machine-screws_Made-in-China-3x6_C50053.html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M2x4</text:p>
          </table:table-cell>
          <table:table-cell/>
          <table:table-cell office:value-type="string" calcext:value-type="string">
            <text:p>M2x4 screw</text:p>
          </table:table-cell>
          <table:table-cell office:value-type="float" office:value="12" calcext:value-type="float">
            <text:p>12</text:p>
          </table:table-cell>
          <table:table-cell office:value-type="float" office:value="0.0015" calcext:value-type="float">
            <text:p>0.0015</text:p>
          </table:table-cell>
          <table:table-cell table:formula="of:=[.E19]*[.F19]" office:value-type="float" office:value="0.018" calcext:value-type="float">
            <text:p>0.018</text:p>
          </table:table-cell>
          <table:table-cell table:formula="of:=[.G19]*3500" office:value-type="float" office:value="63" calcext:value-type="float">
            <text:p>63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<text:a xlink:href="https://www.lcsc.com/product-detail/phillips-pan-head-machine-screws_Shuntian-PM2X4_C357533.html" xlink:type="simple">https://www.lcsc.com/product-detail/phillips-pan-head-machine-screws_Shuntian-PM2X4_C357533.html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50AT07A0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E20]*[.F20]" office:value-type="float" office:value="0.28" calcext:value-type="float">
            <text:p>0.28</text:p>
          </table:table-cell>
          <table:table-cell table:formula="of:=[.G20]*3500" office:value-type="float" office:value="980" calcext:value-type="float">
            <text:p>980</text:p>
          </table:table-cell>
          <table:table-cell office:value-type="float" office:value="83000" calcext:value-type="float">
            <text:p>83000</text:p>
          </table:table-cell>
          <table:table-cell office:value-type="string" calcext:value-type="string">
            <text:p><text:a xlink:href="https://www.digikey.de/en/products/detail/2450AT07A0100001T/712-2450AT07A0100001TCT-ND/4770713?curr=usd" xlink:type="simple">https://www.digikey.de/en/products/detail/2450AT07A0100001T/712-2450AT07A0100001TCT-ND/4770713?curr=usd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SN74LVC1G04DCK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er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table:formula="of:=[.E21]*[.F21]" office:value-type="float" office:value="0.12" calcext:value-type="float">
            <text:p>0.12</text:p>
          </table:table-cell>
          <table:table-cell table:formula="of:=[.G21]*3500" office:value-type="float" office:value="420" calcext:value-type="float">
            <text:p>420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<text:a xlink:href="https://www.lcsc.com/product-detail/Inverters_UMW-Youtai-Semiconductor-Co-Ltd-SN74LVC1G04DCKR_C2983744.html" xlink:type="simple">https://www.lcsc.com/product-detail/Inverters_UMW-Youtai-Semiconductor-Co-Ltd-SN74LVC1G04DCKR_C2983744.html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L-1608SURC-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 indicator led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formula="of:=[.E22]*[.F22]" office:value-type="float" office:value="0.004" calcext:value-type="float">
            <text:p>0.004</text:p>
          </table:table-cell>
          <table:table-cell table:formula="of:=[.G22]*3500" office:value-type="float" office:value="14" calcext:value-type="float">
            <text:p>14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<text:a xlink:href="https://www.lcsc.com/product-detail/Light-Emitting-Diodes-LED_XINGLIGHT-XL-1608SURC-06_C965799.html" xlink:type="simple">https://www.lcsc.com/product-detail/Light-Emitting-Diodes-LED_XINGLIGHT-XL-1608SURC-06_C965799.html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4LVC1G17GW,1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vel shift buffer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table:formula="of:=[.E23]*[.F23]" office:value-type="float" office:value="0.046" calcext:value-type="float">
            <text:p>0.046</text:p>
          </table:table-cell>
          <table:table-cell table:formula="of:=[.G23]*3500" office:value-type="float" office:value="161" calcext:value-type="float">
            <text:p>161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<text:a xlink:href="https://www.lcsc.com/product-detail/Buffer-Driver-Transceiver_Nexperia-74LVC1G17GW-125_C426705.html" xlink:type="simple">https://www.lcsc.com/product-detail/Buffer-Driver-Transceiver_Nexperia-74LVC1G17GW-125_C426705.html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FC01-S30FCC-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bbon connector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formula="of:=[.E24]*[.F24]" office:value-type="float" office:value="0.16" calcext:value-type="float">
            <text:p>0.16</text:p>
          </table:table-cell>
          <table:table-cell table:formula="of:=[.G24]*3500" office:value-type="float" office:value="560" calcext:value-type="float">
            <text:p>560</text:p>
          </table:table-cell>
          <table:table-cell office:value-type="float" office:value="10556" calcext:value-type="float">
            <text:p>10556</text:p>
          </table:table-cell>
          <table:table-cell office:value-type="string" calcext:value-type="string">
            <text:p><text:a xlink:href="https://www.lcsc.com/product-detail/FFC-FPC-Connectors_JUSHUO-AFC01-S30FCC-00_C262279.html" xlink:type="simple">https://www.lcsc.com/product-detail/FFC-FPC-Connectors_JUSHUO-AFC01-S30FCC-00_C262279.html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S05B-30P-100-4-8</text:p>
          </table:table-cell>
          <table:table-cell/>
          <table:table-cell office:value-type="string" calcext:value-type="string">
            <text:p>ribbon cabl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25]*[.F25]" office:value-type="float" office:value="0.05" calcext:value-type="float">
            <text:p>0.05</text:p>
          </table:table-cell>
          <table:table-cell table:formula="of:=[.G25]*3500" office:value-type="float" office:value="175" calcext:value-type="float">
            <text:p>175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<text:a xlink:href="https://www.lcsc.com/product-detail/FFC-FPC-Connect-Cables_JUSHUO-JS05B-30P-100-4-8_C2857736.html" xlink:type="simple">https://www.lcsc.com/product-detail/FFC-FPC-Connect-Cables_JUSHUO-JS05B-30P-100-4-8_C2857736.html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2B-PH-SM4-TB(LF)(SN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tery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26]*[.F26]" office:value-type="float" office:value="0.08" calcext:value-type="float">
            <text:p>0.08</text:p>
          </table:table-cell>
          <table:table-cell table:formula="of:=[.G26]*3500" office:value-type="float" office:value="280" calcext:value-type="float">
            <text:p>280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<text:a xlink:href="https://www.lcsc.com/product-detail/Wire-To-Board-Wire-To-Wire-Connector_JST-B2B-PH-SM4-TB-LF-SN_C160352.html" xlink:type="simple">https://www.lcsc.com/product-detail/Wire-To-Board-Wire-To-Wire-Connector_JST-B2B-PH-SM4-TB-LF-SN_C160352.html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erometer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formula="of:=[.E27]*[.F27]" office:value-type="float" office:value="0" calcext:value-type="float">
            <text:p>0</text:p>
          </table:table-cell>
          <table:table-cell table:formula="of:=[.G27]*3500" office:value-type="float" office:value="0" calcext:value-type="float">
            <text:p>0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<text:a xlink:href="https://www.lcsc.com/product-detail/Attitude-Sensor-Gyroscope_Hangzhou-Silan-Microelectronics-SC7A20TR_C5126709.html" xlink:type="simple">https://www.lcsc.com/product-detail/Attitude-Sensor-Gyroscope_Hangzhou-Silan-Microelectronics-SC7A20TR_C5126709.html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SM6DS3TR-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erometer+gyro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[.E28]*[.F28]" office:value-type="float" office:value="0.59" calcext:value-type="float">
            <text:p>0.59</text:p>
          </table:table-cell>
          <table:table-cell table:formula="of:=[.G28]*3500" office:value-type="float" office:value="2065" calcext:value-type="float">
            <text:p>2065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<text:a xlink:href="https://www.lcsc.com/product-detail/Attitude-Sensor-Gyroscope_STMicroelectronics-LSM6DS3TR-C_C967633.html" xlink:type="simple">https://www.lcsc.com/product-detail/Attitude-Sensor-Gyroscope_STMicroelectronics-LSM6DS3TR-C_C967633.html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5k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formula="of:=[.E29]*[.F29]" office:value-type="float" office:value="0" calcext:value-type="float">
            <text:p>0</text:p>
          </table:table-cell>
          <table:table-cell table:formula="of:=[.G29]*35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C0402FR-0711K3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k3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0.0005" calcext:value-type="float">
            <text:p>0.0005</text:p>
          </table:table-cell>
          <table:table-cell table:formula="of:=[.E30]*[.F30]" office:value-type="float" office:value="0.004" calcext:value-type="float">
            <text:p>0.004</text:p>
          </table:table-cell>
          <table:table-cell table:formula="of:=[.G30]*3500" office:value-type="float" office:value="14" calcext:value-type="float">
            <text:p>14</text:p>
          </table:table-cell>
          <table:table-cell office:value-type="float" office:value="23900" calcext:value-type="float">
            <text:p>23900</text:p>
          </table:table-cell>
          <table:table-cell office:value-type="string" calcext:value-type="string">
            <text:p><text:a xlink:href="https://www.lcsc.com/product-detail/Chip-Resistor-Surface-Mount_YAGEO-RC0402FR-0711K3L_C189473.html" xlink:type="simple">https://www.lcsc.com/product-detail/Chip-Resistor-Surface-Mount_YAGEO-RC0402FR-0711K3L_C189473.html</text:a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k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table:formula="of:=[.E31]*[.F31]" office:value-type="float" office:value="0.003" calcext:value-type="float">
            <text:p>0.003</text:p>
          </table:table-cell>
          <table:table-cell table:formula="of:=[.G31]*3500" office:value-type="float" office:value="10.5" calcext:value-type="float">
            <text:p>10.5</text:p>
          </table:table-cell>
          <table:table-cell office:value-type="float" office:value="3700000" calcext:value-type="float">
            <text:p>3700000</text:p>
          </table:table-cell>
          <table:table-cell office:value-type="string" calcext:value-type="string">
            <text:p><text:a xlink:href="https://www.lcsc.com/product-detail/Chip-Resistor-Surface-Mount_YAGEO-RC0402FR-07100KL_C60491.html" xlink:type="simple">https://www.lcsc.com/product-detail/Chip-Resistor-Surface-Mount_YAGEO-RC0402FR-07100KL_C60491.html</text:a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k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0005" calcext:value-type="float">
            <text:p>0.0005</text:p>
          </table:table-cell>
          <table:table-cell table:formula="of:=[.E32]*[.F32]" office:value-type="float" office:value="0.0075" calcext:value-type="float">
            <text:p>0.0075</text:p>
          </table:table-cell>
          <table:table-cell table:formula="of:=[.G32]*3500" office:value-type="float" office:value="26.25" calcext:value-type="float">
            <text:p>26.25</text:p>
          </table:table-cell>
          <table:table-cell office:value-type="float" office:value="7190000" calcext:value-type="float">
            <text:p>7190000</text:p>
          </table:table-cell>
          <table:table-cell office:value-type="string" calcext:value-type="string">
            <text:p><text:a xlink:href="https://www.lcsc.com/product-detail/Chip-Resistor-Surface-Mount_YAGEO-RC0402FR-0710KL_C60490.html" xlink:type="simple">https://www.lcsc.com/product-detail/Chip-Resistor-Surface-Mount_YAGEO-RC0402FR-0710KL_C60490.html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k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0.0005" calcext:value-type="float">
            <text:p>0.0005</text:p>
          </table:table-cell>
          <table:table-cell table:formula="of:=[.E33]*[.F33]" office:value-type="float" office:value="0.0025" calcext:value-type="float">
            <text:p>0.0025</text:p>
          </table:table-cell>
          <table:table-cell table:formula="of:=[.G33]*3500" office:value-type="float" office:value="8.75" calcext:value-type="float">
            <text:p>8.75</text:p>
          </table:table-cell>
          <table:table-cell office:value-type="float" office:value="2080000" calcext:value-type="float">
            <text:p>2080000</text:p>
          </table:table-cell>
          <table:table-cell office:value-type="string" calcext:value-type="string">
            <text:p><text:a xlink:href="https://www.lcsc.com/product-detail/Chip-Resistor-Surface-Mount_YAGEO-RC0402FR-071KL_C106235.html" xlink:type="simple">https://www.lcsc.com/product-detail/Chip-Resistor-Surface-Mount_YAGEO-RC0402FR-071KL_C106235.html</text:a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C0402FR-072K2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k2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.0005" calcext:value-type="float">
            <text:p>0.0005</text:p>
          </table:table-cell>
          <table:table-cell table:formula="of:=[.E34]*[.F34]" office:value-type="float" office:value="0.0035" calcext:value-type="float">
            <text:p>0.0035</text:p>
          </table:table-cell>
          <table:table-cell table:formula="of:=[.G34]*3500" office:value-type="float" office:value="12.25" calcext:value-type="float">
            <text:p>12.25</text:p>
          </table:table-cell>
          <table:table-cell office:value-type="float" office:value="933000" calcext:value-type="float">
            <text:p>933000</text:p>
          </table:table-cell>
          <table:table-cell office:value-type="string" calcext:value-type="string">
            <text:p><text:a xlink:href="https://www.lcsc.com/product-detail/Chip-Resistor-Surface-Mount_YAGEO-RC0402FR-072K2L_C114762.html" xlink:type="simple">https://www.lcsc.com/product-detail/Chip-Resistor-Surface-Mount_YAGEO-RC0402FR-072K2L_C114762.html</text:a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C0402FR-0745K3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5k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table:formula="of:=[.E35]*[.F35]" office:value-type="float" office:value="0.0005" calcext:value-type="float">
            <text:p>0.0005</text:p>
          </table:table-cell>
          <table:table-cell table:formula="of:=[.G35]*3500" office:value-type="float" office:value="1.75" calcext:value-type="float">
            <text:p>1.75</text:p>
          </table:table-cell>
          <table:table-cell office:value-type="float" office:value="191598" calcext:value-type="float">
            <text:p>191598</text:p>
          </table:table-cell>
          <table:table-cell office:value-type="string" calcext:value-type="string">
            <text:p><text:a xlink:href="https://www.lcsc.com/product-detail/Chip-Resistor-Surface-Mount_YAGEO-RC0402FR-0745K3L_C137977.html" xlink:type="simple">https://www.lcsc.com/product-detail/Chip-Resistor-Surface-Mount_YAGEO-RC0402FR-0745K3L_C137977.html</text:a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C0402FR-07261R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61R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table:formula="of:=[.E36]*[.F36]" office:value-type="float" office:value="0.0005" calcext:value-type="float">
            <text:p>0.0005</text:p>
          </table:table-cell>
          <table:table-cell table:formula="of:=[.G36]*3500" office:value-type="float" office:value="1.75" calcext:value-type="float">
            <text:p>1.75</text:p>
          </table:table-cell>
          <table:table-cell office:value-type="float" office:value="28300" calcext:value-type="float">
            <text:p>28300</text:p>
          </table:table-cell>
          <table:table-cell office:value-type="string" calcext:value-type="string">
            <text:p><text:a xlink:href="https://www.lcsc.com/product-detail/Chip-Resistor-Surface-Mount_YAGEO-RC0402FR-07261RL_C273335.html" xlink:type="simple">https://www.lcsc.com/product-detail/Chip-Resistor-Surface-Mount_YAGEO-RC0402FR-07261RL_C273335.html</text:a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C0402FR-074K3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k3</text:p>
          </table:table-cell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table:formula="of:=[.E37]*[.F37]" office:value-type="float" office:value="0.0005" calcext:value-type="float">
            <text:p>0.0005</text:p>
          </table:table-cell>
          <table:table-cell table:formula="of:=[.G37]*3500" office:value-type="float" office:value="1.75" calcext:value-type="float">
            <text:p>1.75</text:p>
          </table:table-cell>
          <table:table-cell office:value-type="float" office:value="59700" calcext:value-type="float">
            <text:p>59700</text:p>
          </table:table-cell>
          <table:table-cell office:value-type="string" calcext:value-type="string">
            <text:p><text:a xlink:href="https://www.lcsc.com/product-detail/Chip-Resistor-Surface-Mount_YAGEO-RC0402FR-074K3L_C477725.html" xlink:type="simple">https://www.lcsc.com/product-detail/Chip-Resistor-Surface-Mount_YAGEO-RC0402FR-074K3L_C477725.html</text:a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CLAMP0524P-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d protection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table:formula="of:=[.E38]*[.F38]" office:value-type="float" office:value="0.5" calcext:value-type="float">
            <text:p>0.5</text:p>
          </table:table-cell>
          <table:table-cell table:formula="of:=[.G38]*3500" office:value-type="float" office:value="1750" calcext:value-type="float">
            <text:p>1750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<text:a xlink:href="https://www.lcsc.com/product-detail/ESD-Protection-Devices_ElecSuper-RCLAMP0524P-ES_C5180236.html" xlink:type="simple">https://www.lcsc.com/product-detail/ESD-Protection-Devices_ElecSuper-RCLAMP0524P-ES_C5180236.html</text:a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S3USB221ARS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 mux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formula="of:=[.E39]*[.F39]" office:value-type="float" office:value="0.19" calcext:value-type="float">
            <text:p>0.19</text:p>
          </table:table-cell>
          <table:table-cell table:formula="of:=[.G39]*3500" office:value-type="float" office:value="665" calcext:value-type="float">
            <text:p>665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<text:a xlink:href="https://www.lcsc.com/product-detail/Analog-Switches-Special-Purpose_Texas-Instruments-TS3USB221ARSER_C128396.html" xlink:type="simple">https://www.lcsc.com/product-detail/Analog-Switches-Special-Purpose_Texas-Instruments-TS3USB221ARSER_C128396.html</text:a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HNR4020-2R2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uctor charge controller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40]*[.F40]" office:value-type="float" office:value="0.05" calcext:value-type="float">
            <text:p>0.05</text:p>
          </table:table-cell>
          <table:table-cell table:formula="of:=[.G40]*3500" office:value-type="float" office:value="175" calcext:value-type="float">
            <text:p>175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<text:a xlink:href="https://www.lcsc.com/product-detail/Power-Inductors_YJYCOIN-YHNR4020-2R2M_C2926400.html" xlink:type="simple">https://www.lcsc.com/product-detail/Power-Inductors_YJYCOIN-YHNR4020-2R2M_C2926400.html</text:a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L31A226KOHNN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2uF 1206 cap 16V X5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E41]*[.F41]" office:value-type="float" office:value="0.02" calcext:value-type="float">
            <text:p>0.02</text:p>
          </table:table-cell>
          <table:table-cell table:formula="of:=[.G41]*3500" office:value-type="float" office:value="70" calcext:value-type="float">
            <text:p>7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<text:a xlink:href="https://www.lcsc.com/product-detail/Multilayer-Ceramic-Capacitors-MLCC-SMD-SMT_Samsung-Electro-Mechanics-CL31A226KOHNNNE_C90146.html" xlink:type="simple">https://www.lcsc.com/product-detail/Multilayer-Ceramic-Capacitors-MLCC-SMD-SMT_Samsung-Electro-Mechanics-CL31A226KOHNNNE_C90146.html</text:a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uF 1206 cap 25V X7R</text:p>
          </table:table-cell>
          <table:table-cell office:value-type="float" office:value="28" calcext:value-type="float">
            <text:p>28</text:p>
          </table:table-cell>
          <table:table-cell office:value-type="float" office:value="0.013" calcext:value-type="float">
            <text:p>0.013</text:p>
          </table:table-cell>
          <table:table-cell table:formula="of:=[.E42]*[.F42]" office:value-type="float" office:value="0.364" calcext:value-type="float">
            <text:p>0.364</text:p>
          </table:table-cell>
          <table:table-cell table:formula="of:=[.G42]*3500" office:value-type="float" office:value="1274" calcext:value-type="float">
            <text:p>1274</text:p>
          </table:table-cell>
          <table:table-cell office:value-type="float" office:value="580000" calcext:value-type="float">
            <text:p>580000</text:p>
          </table:table-cell>
          <table:table-cell office:value-type="string" calcext:value-type="string">
            <text:p><text:a xlink:href="https://www.lcsc.com/product-detail/Multilayer-Ceramic-Capacitors-MLCC-SMD-SMT_Samsung-Electro-Mechanics-CL31B106KAHNNNE_C14860.html" xlink:type="simple">https://www.lcsc.com/product-detail/Multilayer-Ceramic-Capacitors-MLCC-SMD-SMT_Samsung-Electro-Mechanics-CL31B106KAHNNNE_C14860.html</text:a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L10A475KA8NQ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7uF 0603 cap 25V X5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E43]*[.F43]" office:value-type="float" office:value="0.01" calcext:value-type="float">
            <text:p>0.01</text:p>
          </table:table-cell>
          <table:table-cell table:formula="of:=[.G43]*3500" office:value-type="float" office:value="35" calcext:value-type="float">
            <text:p>35</text:p>
          </table:table-cell>
          <table:table-cell office:value-type="float" office:value="1081000" calcext:value-type="float">
            <text:p>1081000</text:p>
          </table:table-cell>
          <table:table-cell office:value-type="string" calcext:value-type="string">
            <text:p><text:a xlink:href="https://www.lcsc.com/product-detail/Multilayer-Ceramic-Capacitors-MLCC-SMD-SMT_Samsung-Electro-Mechanics-CL10A475KA8NQNC_C69335.html" xlink:type="simple">https://www.lcsc.com/product-detail/Multilayer-Ceramic-Capacitors-MLCC-SMD-SMT_Samsung-Electro-Mechanics-CL10A475KA8NQNC_C69335.html</text:a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 0603 cap</text:p>
          </table:table-cell>
          <table:table-cell office:value-type="float" office:value="12" calcext:value-type="float">
            <text:p>12</text:p>
          </table:table-cell>
          <table:table-cell office:value-type="float" office:value="0.004" calcext:value-type="float">
            <text:p>0.004</text:p>
          </table:table-cell>
          <table:table-cell table:formula="of:=[.E44]*[.F44]" office:value-type="float" office:value="0.048" calcext:value-type="float">
            <text:p>0.048</text:p>
          </table:table-cell>
          <table:table-cell table:formula="of:=[.G44]*3500" office:value-type="float" office:value="168" calcext:value-type="float">
            <text:p>168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<text:a xlink:href="https://www.lcsc.com/product-detail/Multilayer-Ceramic-Capacitors-MLCC-SMD-SMT_Samsung-Electro-Mechanics-CL10A105KB8NNNC_C15849.html" xlink:type="simple">https://www.lcsc.com/product-detail/Multilayer-Ceramic-Capacitors-MLCC-SMD-SMT_Samsung-Electro-Mechanics-CL10A105KB8NNNC_C15849.html</text:a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402B104K500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 0402 cap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table:formula="of:=[.E45]*[.F45]" office:value-type="float" office:value="0.015" calcext:value-type="float">
            <text:p>0.015</text:p>
          </table:table-cell>
          <table:table-cell table:formula="of:=[.G45]*3500" office:value-type="float" office:value="52.5" calcext:value-type="float">
            <text:p>52.5</text:p>
          </table:table-cell>
          <table:table-cell office:value-type="float" office:value="3060000" calcext:value-type="float">
            <text:p>3060000</text:p>
          </table:table-cell>
          <table:table-cell office:value-type="string" calcext:value-type="string">
            <text:p><text:a xlink:href="https://www.lcsc.com/product-detail/Multilayer-Ceramic-Capacitors-MLCC-SMD-SMT_FH-Guangdong-Fenghua-Advanced-Tech-0402B104K500NT_C110251.html" xlink:type="simple">https://www.lcsc.com/product-detail/Multilayer-Ceramic-Capacitors-MLCC-SMD-SMT_FH-Guangdong-Fenghua-Advanced-Tech-0402B104K500NT_C110251.html</text:a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C0402KRX7R9BB4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7nF 0402 cap</text:p>
          </table:table-cell>
          <table:table-cell office:value-type="float" office:value="1" calcext:value-type="float">
            <text:p>1</text:p>
          </table:table-cell>
          <table:table-cell office:value-type="float" office:value="0.0015" calcext:value-type="float">
            <text:p>0.0015</text:p>
          </table:table-cell>
          <table:table-cell table:formula="of:=[.E46]*[.F46]" office:value-type="float" office:value="0.0015" calcext:value-type="float">
            <text:p>0.0015</text:p>
          </table:table-cell>
          <table:table-cell table:formula="of:=[.G46]*3500" office:value-type="float" office:value="5.25" calcext:value-type="float">
            <text:p>5.25</text:p>
          </table:table-cell>
          <table:table-cell office:value-type="float" office:value="1219000" calcext:value-type="float">
            <text:p>1219000</text:p>
          </table:table-cell>
          <table:table-cell office:value-type="string" calcext:value-type="string">
            <text:p><text:a xlink:href="https://www.lcsc.com/product-detail/Multilayer-Ceramic-Capacitors-MLCC-SMD-SMT_YAGEO-CC0402KRX7R9BB473_C272875.html" xlink:type="simple">https://www.lcsc.com/product-detail/Multilayer-Ceramic-Capacitors-MLCC-SMD-SMT_YAGEO-CC0402KRX7R9BB473_C272875.html</text:a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C0402JRNPO9BN1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0pF</text:p>
          </table:table-cell>
          <table:table-cell office:value-type="float" office:value="1" calcext:value-type="float">
            <text:p>1</text:p>
          </table:table-cell>
          <table:table-cell office:value-type="float" office:value="0.0016" calcext:value-type="float">
            <text:p>0.0016</text:p>
          </table:table-cell>
          <table:table-cell table:formula="of:=[.E47]*[.F47]" office:value-type="float" office:value="0.0016" calcext:value-type="float">
            <text:p>0.0016</text:p>
          </table:table-cell>
          <table:table-cell table:formula="of:=[.G47]*3500" office:value-type="float" office:value="5.6" calcext:value-type="float">
            <text:p>5.6</text:p>
          </table:table-cell>
          <table:table-cell office:value-type="float" office:value="106500" calcext:value-type="float">
            <text:p>106500</text:p>
          </table:table-cell>
          <table:table-cell office:value-type="string" calcext:value-type="string">
            <text:p><text:a xlink:href="https://www.lcsc.com/product-detail/Multilayer-Ceramic-Capacitors-MLCC-SMD-SMT_YAGEO-CC0402JRNPO9BN121_C106996.html" xlink:type="simple">https://www.lcsc.com/product-detail/Multilayer-Ceramic-Capacitors-MLCC-SMD-SMT_YAGEO-CC0402JRNPO9BN121_C106996.html</text:a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 interface IC</text:p>
          </table:table-cell>
          <table:table-cell office:value-type="float" office:value="2" calcext:value-type="float">
            <text:p>2</text:p>
          </table:table-cell>
          <table:table-cell office:value-type="float" office:value="0.353" calcext:value-type="float">
            <text:p>0.353</text:p>
          </table:table-cell>
          <table:table-cell table:formula="of:=[.E48]*[.F48]" office:value-type="float" office:value="0.706" calcext:value-type="float">
            <text:p>0.706</text:p>
          </table:table-cell>
          <table:table-cell table:formula="of:=[.G48]*3500" office:value-type="float" office:value="2471" calcext:value-type="float">
            <text:p>2471</text:p>
          </table:table-cell>
          <table:table-cell office:value-type="float" office:value="21402" calcext:value-type="float">
            <text:p>21402</text:p>
          </table:table-cell>
          <table:table-cell office:value-type="string" calcext:value-type="string">
            <text:p><text:a xlink:href="https://www.lcsc.com/product-detail/span-style-background-color-ff0-USB-span-ICs_onsemi-Fusb302mpx_C442699.html" xlink:type="simple">https://www.lcsc.com/product-detail/span-style-background-color-ff0-USB-span-ICs_onsemi-Fusb302mpx_C442699.html</text:a></text:p>
          </table:table-cell>
        </table:table-row>
        <table:table-row table:style-name="ro1">
          <table:table-cell table:number-columns-repeated="6"/>
          <table:table-cell table:formula="of:=SUM([.G2:.G48])" office:value-type="float" office:value="13.4187" calcext:value-type="float">
            <text:p>13.4187</text:p>
          </table:table-cell>
          <table:table-cell table:formula="of:=SUM([.H2:.H48])" office:value-type="float" office:value="46965.45" calcext:value-type="float">
            <text:p>46965.4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tra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re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4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ble</text:p>
          </table:table-cell>
          <table:table-cell/>
          <table:table-cell office:value-type="string" calcext:value-type="string">
            <text:p>2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cbs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ssembly</text:p>
          </table:table-cell>
          <table:table-cell/>
          <table:table-cell office:value-type="string" calcext:value-type="string">
            <text:p>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51:13.044258554</meta:creation-date>
    <dc:date>2024-03-15T22:57:11.475177656</dc:date>
    <meta:editing-duration>P22DT6H4M21S</meta:editing-duration>
    <meta:editing-cycles>32</meta:editing-cycles>
    <meta:generator>LibreOffice/7.3.7.2$Linux_X86_64 LibreOffice_project/30$Build-2</meta:generator>
    <meta:document-statistic meta:table-count="2" meta:cell-count="1286" meta:object-count="0"/>
  </office:meta>
</office:document-meta>
</file>